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2.29cm" fo:min-width="5.9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29cm" fo:min-width="5.9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style:paragraph-properties fo:margin-left="1.727cm" fo:margin-right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style:paragraph-properties fo:margin-left="6.227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2.54cm" svg:x="5.699cm" svg:y="5.659cm">
          <text:p text:style-name="P1">If (criticalFailure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477cm" svg:height="2.54cm" svg:x="5.699cm" svg:y="9.342cm">
          <text:p text:style-name="P1">Hot path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8.937cm" svg:y1="8.199cm" svg:x2="8.937cm" svg:y2="9.342cm" draw:start-shape="id1" draw:start-glue-point="2" draw:end-shape="id2" draw:end-glue-point="0" svg:d="M8937 8199v1143" svg:viewBox="0 0 1 1144">
          <text:p text:style-name="P3">no</text:p>
        </draw:connector>
        <draw:custom-shape draw:style-name="gr3" draw:text-style-name="P5" xml:id="id3" draw:id="id3" draw:layer="layout" svg:width="6.477cm" svg:height="2.54cm" svg:x="5.699cm" svg:y="16.807cm">
          <text:p text:style-name="P1">error handling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0.643cm 3.564cm" svg:x1="12.176cm" svg:y1="6.929cm" svg:x2="8.937cm" svg:y2="16.807cm" draw:start-shape="id1" draw:start-glue-point="1" draw:end-shape="id3" draw:end-glue-point="0" svg:d="M12176 6929h1143v9138h-4382v740" svg:viewBox="0 0 4383 9879">
          <text:p text:style-name="P6">yes</text:p>
        </draw:connector>
        <draw:custom-shape draw:style-name="gr1" draw:text-style-name="P2" xml:id="id5" draw:id="id5" draw:layer="layout" svg:width="6.477cm" svg:height="2.54cm" svg:x="5.699cm" svg:y="12.962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477cm" svg:height="2.54cm" svg:x="5.699cm" svg:y="2.27cm">
          <text:p text:style-name="P1">begi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937cm" svg:y1="4.81cm" svg:x2="8.937cm" svg:y2="5.659cm" draw:start-shape="id4" draw:start-glue-point="2" draw:end-shape="id1" draw:end-glue-point="0" svg:d="M8937 4810v849" svg:viewBox="0 0 1 850">
          <text:p/>
        </draw:connector>
        <draw:connector draw:style-name="gr4" draw:text-style-name="P4" draw:layer="layout" svg:x1="8.937cm" svg:y1="11.882cm" svg:x2="8.937cm" svg:y2="12.962cm" draw:start-shape="id2" draw:start-glue-point="2" draw:end-shape="id5" draw:end-glue-point="0" svg:d="M8937 11882v1080" svg:viewBox="0 0 1 1081">
          <text:p/>
        </draw:connector>
        <draw:connector draw:style-name="gr4" draw:text-style-name="P4" draw:layer="layout" draw:line-skew="0cm -0.387cm" svg:x1="8.937cm" svg:y1="19.347cm" svg:x2="5.699cm" svg:y2="14.232cm" draw:start-shape="id3" draw:start-glue-point="2" draw:end-shape="id5" draw:end-glue-point="3" svg:d="M8937 19347v501h-4127v-5616h889" svg:viewBox="0 0 4128 56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2:22:13.073530565</meta:creation-date>
    <dc:date>2018-07-09T12:35:52.397532719</dc:date>
    <meta:editing-duration>PT13M40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